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0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9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9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9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table:number-columns-repeated="3"/>
          <table:table-cell table:formula="of:=SUM([.B2:.F2])" office:value-type="float" office:value="11900">
            <text:p>11900</text:p>
          </table:table-cell>
          <table:table-cell table:style-name="ce8" table:formula="of:=SUM([.B21:.F21])" office:value-type="float" office:value="700">
            <text:p>700</text:p>
          </table:table-cell>
          <table:table-cell office:value-type="string">
            <text:p>Անի Գ․</text:p>
          </table:table-cell>
          <table:table-cell/>
          <table:table-cell office:value-type="float" office:value="8800">
            <text:p>8800</text:p>
          </table:table-cell>
        </table:table-row>
        <table:table-row table:style-name="ro9">
          <table:table-cell table:style-name="ce32" office:value-type="date" office:date-value="2015-11-02">
            <text:p>11/02/15</text:p>
          </table:table-cell>
          <table:table-cell table:style-name="ce2"/>
          <table:table-cell table:number-columns-repeated="5"/>
          <table:table-cell table:style-name="ce8" table:formula="of:=SUM([.B21:.F21])" office:value-type="float" office:value="700">
            <text:p>700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700">
            <text:p>70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700">
            <text:p>70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21:.F21])" office:value-type="float" office:value="700">
            <text:p>70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700">
            <text:p>700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];[.D21];[.E21])" office:value-type="float" office:value="370.588235294118">
            <text:p>370.5882352941</text:p>
          </table:table-cell>
          <table:table-cell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700">
            <text:p>700</text:p>
          </table:table-cell>
          <table:table-cell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table:number-columns-repeated="4"/>
          <table:table-cell table:formula="of:=SUM([.B21:.F21])" office:value-type="float" office:value="700">
            <text:p>700</text:p>
          </table:table-cell>
          <table:table-cell office:value-type="string">
            <text:p>Հասմիկ Դ․</text:p>
          </table:table-cell>
          <table:table-cell office:value-type="string">
            <text:p>6000(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21];[.C21];[.F21])" office:value-type="float" office:value="700">
            <text:p>70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 office:value-type="string">
            <text:p>+Karen</text:p>
          </table:table-cell>
          <table:table-cell table:number-columns-repeated="2"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21:.F21])" office:value-type="float" office:value="700">
            <text:p>700</text:p>
          </table:table-cell>
          <table:table-cell office:value-type="string">
            <text:p>Ժոզեֆ</text:p>
          </table:table-cell>
          <table:table-cell office:value-type="string">
            <text:p>(10000)5700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rman</text:p>
          </table:table-cell>
          <table:table-cell table:style-name="Default"/>
          <table:table-cell table:formula="of:=SUM([.B21];[.D21];[.E21];[.F21])" office:value-type="float" office:value="370.588235294118">
            <text:p>370.588235294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ce8"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ce8"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E21])" office:value-type="float" office:value="700">
            <text:p>700</text:p>
          </table:table-cell>
          <table:table-cell table:style-name="ce8"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ce8"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ce8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Default"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 table:style-name="Default"/>
          <table:table-cell table:style-name="ce2" table:formula="of:=SUM([.H2:.H20])" office:value-type="float" office:value="11941.1764705882">
            <text:p>11941.1764705882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11/03/2015</text:date>, <text:time>13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3T13:50:22</dc:date>
    <meta:editing-duration>P2DT17M44S</meta:editing-duration>
    <meta:editing-cycles>1107</meta:editing-cycles>
    <meta:generator>OpenOffice/4.1.1$Unix OpenOffice.org_project/411m6$Build-9775</meta:generator>
    <dc:creator>employee employee</dc:creator>
    <meta:document-statistic meta:table-count="9" meta:cell-count="2622" meta:object-count="0"/>
  </office:meta>
</office:document-meta>
</file>